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735f3"/>
    </style:style>
    <style:style style:name="P2" style:family="paragraph" style:parent-style-name="Standard">
      <style:text-properties fo:font-size="10pt" officeooo:paragraph-rsid="0015fbeb" style:font-size-asian="10pt" style:font-size-complex="10pt"/>
    </style:style>
    <style:style style:name="P3" style:family="paragraph" style:parent-style-name="Standard">
      <style:text-properties fo:font-size="10pt" officeooo:paragraph-rsid="001735f3" style:font-size-asian="10pt" style:font-size-complex="10pt"/>
    </style:style>
    <style:style style:name="P4" style:family="paragraph" style:parent-style-name="Standard">
      <style:text-properties fo:font-size="16pt" officeooo:paragraph-rsid="0019f66f" style:font-size-asian="16pt" style:font-size-complex="16pt"/>
    </style:style>
    <style:style style:name="T1" style:family="text">
      <style:text-properties officeooo:rsid="0015fbeb"/>
    </style:style>
    <style:style style:name="T2" style:family="text">
      <style:text-properties officeooo:rsid="001735f3"/>
    </style:style>
    <style:style style:name="T3" style:family="text">
      <style:text-properties officeooo:rsid="0019f6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AD ME</text:span></text:p>
      <text:p text:style-name="P2"><text:span text:style-name="T1"/></text:p>
      <text:p text:style-name="P2"><text:span text:style-name="T1">Important to note that I changed the name of the CSV file from "csv-slot.csv" to "csv_slot.csv".</text:span></text:p>
      <text:p text:style-name="P2"><text:span text:style-name="T1">I also changed the name of the XML file from "cs-slot.xml" to "cs_slot.xml".</text:span></text:p>
      <text:p text:style-name="P2"><text:span text:style-name="T1"></text:span></text:p>
      <text:p text:style-name="P2"><text:span text:style-name="T1">The 4 Main classes are:</text:span></text:p>
      <text:p text:style-name="P2"><text:span text:style-name="T1">-SelectRoomSchedule.java</text:span></text:p>
      <text:p text:style-name="P2"><text:span text:style-name="T1">-SelectRoomScheduleXMl.java</text:span></text:p>
      <text:p text:style-name="P2"><text:span text:style-name="T1">-XMLToBin</text:span></text:p>
      <text:p text:style-name="P2"><text:span text:style-name="T1">-BinToCSV</text:span></text:p>
      <text:p text:style-name="P2"><text:span text:style-name="T1"></text:span></text:p>
      <text:p text:style-name="P2"><text:span text:style-name="T1">The four classes all contain a main method.</text:span></text:p>
      <text:p text:style-name="P2"><text:span text:style-name="T1">SelectRoomSchedule takes the output file name as it's initial argument.</text:span></text:p>
      <text:p text:style-name="P2"><text:span text:style-name="T1">SelectRoomScheduleXML takes the output file as it's initial argument.</text:span></text:p>
      <text:p text:style-name="P2"><text:span text:style-name="T1">XMLtoBin takes a xml input file as it's inital argument.</text:span></text:p>
      <text:p text:style-name="P2"><text:span text:style-name="T1">BinToCSV takes a binary input file as it's inital argument.</text:span></text:p>
      <text:p text:style-name="P2"><text:span text:style-name="T1"/></text:p>
      <text:p text:style-name="P2"><text:span text:style-name="T1">/**</text:span></text:p>
      <text:p text:style-name="P2"><text:span text:style-name="T1"><text:s/>* The following class is used to convert a binary file into a </text:span></text:p>
      <text:p text:style-name="P2"><text:span text:style-name="T1"><text:s/>* csv file</text:span></text:p>
      <text:p text:style-name="P2"><text:span text:style-name="T1"><text:s/>* Author: Darwin Carrillo</text:span></text:p>
      <text:p text:style-name="P2"><text:span text:style-name="T1"><text:s/>* Assignment #1</text:span></text:p>
      <text:p text:style-name="P2"><text:span text:style-name="T1"><text:s/>*/</text:span></text:p>
      <text:p text:style-name="P2"><text:span text:style-name="T1"></text:span></text:p>
      <text:p text:style-name="P2"><text:span text:style-name="T1">import Course.Course;</text:span></text:p>
      <text:p text:style-name="P2"><text:span text:style-name="T1">import java.io.DataInputStream;</text:span></text:p>
      <text:p text:style-name="P2"><text:span text:style-name="T1">import java.io.FileInputStream;</text:span></text:p>
      <text:p text:style-name="P2"><text:span text:style-name="T1">import java.io.IOException;</text:span></text:p>
      <text:p text:style-name="P2"><text:span text:style-name="T1">import java.util.ArrayList;</text:span></text:p>
      <text:p text:style-name="P2"><text:span text:style-name="T1"></text:span></text:p>
      <text:p text:style-name="P2"><text:span text:style-name="T1">public class BinToCSV {</text:span></text:p>
      <text:p text:style-name="P2"><text:span text:style-name="T1"><text:s text:c="4"/></text:span></text:p>
      <text:p text:style-name="P2"><text:span text:style-name="T1"><text:s text:c="4"/>private static Course course;</text:span></text:p>
      <text:p text:style-name="P2"><text:span text:style-name="T1"><text:s text:c="4"/>private static ArrayList&lt;Course&gt; allCourses = new ArrayList&lt;&gt;();</text:span></text:p>
      <text:p text:style-name="P2"><text:span text:style-name="T1"><text:s text:c="4"/></text:span></text:p>
      <text:p text:style-name="P2"><text:span text:style-name="T1"><text:s text:c="4"/>public BinToCSV(Course course)</text:span></text:p>
      <text:p text:style-name="P2"><text:span text:style-name="T1"><text:s text:c="4"/>{</text:span></text:p>
      <text:p text:style-name="P2"><text:span text:style-name="T1"><text:s text:c="8"/>this.course = course;</text:span></text:p>
      <text:p text:style-name="P2"><text:span text:style-name="T1"><text:s text:c="4"/>}</text:span></text:p>
      <text:p text:style-name="P2"><text:span text:style-name="T1"><text:s text:c="4"/></text:span></text:p>
      <text:p text:style-name="P2"><text:span text:style-name="T1"><text:s text:c="4"/>public static void main( String[] args ) throws IOException </text:span></text:p>
      <text:p text:style-name="P2"><text:span text:style-name="T1"><text:s text:c="4"/>{</text:span></text:p>
      <text:p text:style-name="P2"><text:span text:style-name="T1"><text:tab/>DataInputStream ds=null;</text:span></text:p>
      <text:p text:style-name="P2"><text:span text:style-name="T1"><text:s text:c="8"/>if( args.length != 1 ) </text:span></text:p>
      <text:p text:style-name="P2"><text:span text:style-name="T1"><text:s text:c="8"/>{</text:span></text:p>
      <text:p text:style-name="P2"><text:span text:style-name="T1"><text:s text:c="12"/>System.out.println("usage: java ExtractField infile field");</text:span></text:p>
      <text:p text:style-name="P2"><text:span text:style-name="T1"><text:s text:c="12"/>System.exit( 1 );</text:span></text:p>
      <text:p text:style-name="P2"><text:span text:style-name="T1"><text:s text:c="8"/>}</text:span></text:p>
      <text:p text:style-name="P2"><text:span text:style-name="T1"><text:s text:c="6"/><text:tab/>try{</text:span></text:p>
      <text:p text:style-name="P2"><text:span text:style-name="T1"><text:s text:c="9"/>ds= new DataInputStream(new FileInputStream(args[0]));</text:span></text:p>
      <text:p text:style-name="P2"><text:span text:style-name="T1"><text:s text:c="6"/><text:tab/></text:span></text:p>
      <text:p text:style-name="P2"><text:span text:style-name="T1"><text:tab/><text:tab/>while(true){</text:span></text:p>
      <text:p text:style-name="P2"><text:span text:style-name="T1"><text:s text:c="8"/><text:tab/>System.out.println(ds.readUTF());</text:span></text:p>
      <text:p text:style-name="P2"><text:span text:style-name="T1"><text:tab/><text:tab/>System.out.flush();</text:span></text:p>
      <text:p text:style-name="P2"><text:span text:style-name="T1"><text:tab/><text:tab/>}</text:span></text:p>
      <text:p text:style-name="P2"><text:span text:style-name="T1"><text:tab/>}catch(Exception e){</text:span></text:p>
      <text:p text:style-name="P2"><text:span text:style-name="T1"><text:tab/><text:tab/>e.printStackTrace();</text:span></text:p>
      <text:p text:style-name="P2"><text:span text:style-name="T1"><text:tab/>}</text:span></text:p>
      <text:p text:style-name="P2"><text:span text:style-name="T1"><text:s text:c="8"/>finally</text:span></text:p>
      <text:p text:style-name="P2"><text:span text:style-name="T1"><text:s text:c="8"/>{</text:span></text:p>
      <text:p text:style-name="P2"><text:span text:style-name="T1"><text:s text:c="12"/>ds.close();</text:span></text:p>
      <text:p text:style-name="P2"><text:span text:style-name="T1"><text:s text:c="8"/>}</text:span></text:p>
      <text:p text:style-name="P2"><text:span text:style-name="T1"><text:s text:c="3"/>}</text:span></text:p>
      <text:p text:style-name="P2"><text:soft-page-break/><text:span text:style-name="T1">}</text:span></text:p>
      <text:p text:style-name="P2"><text:span text:style-name="T1"/></text:p>
      <text:p text:style-name="P2"><text:span text:style-name="T1">/**</text:span></text:p>
      <text:p text:style-name="P2"><text:span text:style-name="T1"><text:s/>* The following class is used to convert an xml file into a binary</text:span></text:p>
      <text:p text:style-name="P2"><text:span text:style-name="T1"><text:s/>* encoding</text:span></text:p>
      <text:p text:style-name="P2"><text:span text:style-name="T1"><text:s/>* Author: Darwin Carrillo</text:span></text:p>
      <text:p text:style-name="P2"><text:span text:style-name="T1"><text:s/>* Assignment #1</text:span></text:p>
      <text:p text:style-name="P2"><text:span text:style-name="T1"><text:s/>*/</text:span></text:p>
      <text:p text:style-name="P2"><text:span text:style-name="T1"></text:span></text:p>
      <text:p text:style-name="P2"><text:span text:style-name="T1">import Course.Course;</text:span></text:p>
      <text:p text:style-name="P2"><text:span text:style-name="T1">import java.io.DataOutputStream;</text:span></text:p>
      <text:p text:style-name="P2"><text:span text:style-name="T1">import java.io.File;</text:span></text:p>
      <text:p text:style-name="P2"><text:span text:style-name="T1">import java.io.FileOutputStream;</text:span></text:p>
      <text:p text:style-name="P2"><text:span text:style-name="T1">import java.io.IOException;</text:span></text:p>
      <text:p text:style-name="P2"><text:span text:style-name="T1">import java.util.ArrayList;</text:span></text:p>
      <text:p text:style-name="P2"><text:span text:style-name="T1">import javax.xml.parsers.DocumentBuilder;</text:span></text:p>
      <text:p text:style-name="P2"><text:span text:style-name="T1">import javax.xml.parsers.DocumentBuilderFactory;</text:span></text:p>
      <text:p text:style-name="P2"><text:span text:style-name="T1">import org.w3c.dom.Document;</text:span></text:p>
      <text:p text:style-name="P2"><text:span text:style-name="T1">import org.w3c.dom.Element;</text:span></text:p>
      <text:p text:style-name="P2"><text:span text:style-name="T1">import org.w3c.dom.Node;</text:span></text:p>
      <text:p text:style-name="P2"><text:span text:style-name="T1">import org.w3c.dom.NodeList;</text:span></text:p>
      <text:p text:style-name="P2"><text:span text:style-name="T1"></text:span></text:p>
      <text:p text:style-name="P2"><text:span text:style-name="T1">public class XMLToBin </text:span></text:p>
      <text:p text:style-name="P2"><text:span text:style-name="T1">{</text:span></text:p>
      <text:p text:style-name="P2"><text:span text:style-name="T1"><text:s text:c="4"/>//Store all the courses extracted from the XML file</text:span></text:p>
      <text:p text:style-name="P2"><text:span text:style-name="T1"><text:s text:c="4"/>private static ArrayList&lt;Course&gt; courses = new ArrayList&lt;&gt;();</text:span></text:p>
      <text:p text:style-name="P2"><text:span text:style-name="T1"><text:s text:c="4"/></text:span></text:p>
      <text:p text:style-name="P2"><text:span text:style-name="T1"><text:s text:c="4"/>//Parse through the XML file to extract courses</text:span></text:p>
      <text:p text:style-name="P2"><text:span text:style-name="T1"><text:s text:c="4"/>private static void parseElement(Element course)</text:span></text:p>
      <text:p text:style-name="P2"><text:span text:style-name="T1"><text:s text:c="4"/>{ <text:s text:c="20"/></text:span></text:p>
      <text:p text:style-name="P2"><text:span text:style-name="T1"><text:s text:c="9"/>//Resultant Course information</text:span></text:p>
      <text:p text:style-name="P2"><text:span text:style-name="T1"><text:s text:c="8"/>String course_Subject = course.getAttribute("subject");</text:span></text:p>
      <text:p text:style-name="P2"><text:span text:style-name="T1"><text:s text:c="8"/>String course_Number = course.getAttribute("number");</text:span></text:p>
      <text:p text:style-name="P2"><text:span text:style-name="T1"><text:s text:c="8"/>Element course_Title_E = ((Element)course.getElementsByTagName("title").item(0));</text:span></text:p>
      <text:p text:style-name="P2"><text:span text:style-name="T1"><text:s text:c="8"/>String course_Title = course_Title_E.getChildNodes().item(0).getNodeValue();</text:span></text:p>
      <text:p text:style-name="P2"><text:span text:style-name="T1"><text:s text:c="8"/>Element course_Type_E = ((Element)course.getElementsByTagName("sched-type").item(0));</text:span></text:p>
      <text:p text:style-name="P2"><text:span text:style-name="T1"><text:s text:c="8"/>String course_Type = course_Type_E.getChildNodes().item(0).getNodeValue();</text:span></text:p>
      <text:p text:style-name="P2"><text:span text:style-name="T1"><text:s text:c="8"/></text:span></text:p>
      <text:p text:style-name="P2"><text:span text:style-name="T1"><text:s text:c="8"/>//Ignore course if it is not a lecture</text:span></text:p>
      <text:p text:style-name="P2"><text:span text:style-name="T1"><text:s text:c="8"/>if(!course_Type.equals("L&amp;L") </text:span></text:p>
      <text:p text:style-name="P2"><text:span text:style-name="T1"><text:s text:c="16"/>&amp;&amp; !course_Type.equals("LEC"))</text:span></text:p>
      <text:p text:style-name="P2"><text:span text:style-name="T1"><text:s text:c="8"/>{</text:span></text:p>
      <text:p text:style-name="P2"><text:span text:style-name="T1"><text:s text:c="12"/>return;</text:span></text:p>
      <text:p text:style-name="P2"><text:span text:style-name="T1"><text:s text:c="8"/>}</text:span></text:p>
      <text:p text:style-name="P2"><text:span text:style-name="T1"><text:s text:c="8"/>Element meeting1_E = ((Element)course.getElementsByTagName("meeting1").item(0));</text:span></text:p>
      <text:p text:style-name="P2"><text:span text:style-name="T1"><text:s text:c="8"/>String meetings = meeting1_E.getChildNodes().item(0).getNodeValue();</text:span></text:p>
      <text:p text:style-name="P2"><text:span text:style-name="T1"><text:s text:c="8"/>Course toAdd = null;</text:span></text:p>
      <text:p text:style-name="P2"><text:span text:style-name="T1"><text:s text:c="8"/></text:span></text:p>
      <text:p text:style-name="P2"><text:span text:style-name="T1"><text:s text:c="8"/>//Take into account lab time</text:span></text:p>
      <text:p text:style-name="P2"><text:span text:style-name="T1"><text:s text:c="8"/>if(course_Type.equals("L&amp;L"))</text:span></text:p>
      <text:p text:style-name="P2"><text:span text:style-name="T1"><text:s text:c="8"/>{</text:span></text:p>
      <text:p text:style-name="P2"><text:span text:style-name="T1"><text:s text:c="12"/>Element meeting2_E = ((Element)course.getElementsByTagName("meeting2").item(0));</text:span></text:p>
      <text:p text:style-name="P2"><text:span text:style-name="T1"><text:s text:c="12"/>meetings += "#"+meeting2_E.getChildNodes().item(0).getNodeValue(); <text:s/></text:span></text:p>
      <text:p text:style-name="P2"><text:span text:style-name="T1"><text:s text:c="8"/>}</text:span></text:p>
      <text:p text:style-name="P2"><text:span text:style-name="T1"></text:span></text:p>
      <text:p text:style-name="P2"><text:span text:style-name="T1"><text:s text:c="8"/>toAdd = new Course(course_Subject,course_Number,course_Title,</text:span></text:p>
      <text:p text:style-name="P2"><text:span text:style-name="T1"><text:s text:c="20"/>course_Type, meetings);</text:span></text:p>
      <text:p text:style-name="P2"><text:span text:style-name="T1"><text:s text:c="8"/>XMLToBin.courses.add(toAdd);</text:span></text:p>
      <text:p text:style-name="P2"><text:span text:style-name="T1"><text:s text:c="4"/>}</text:span></text:p>
      <text:p text:style-name="P2"><text:span text:style-name="T1"><text:s text:c="4"/></text:span></text:p>
      <text:p text:style-name="P2"><text:span text:style-name="T1"><text:s text:c="4"/>public static void main( String[] args ) throws IOException </text:span></text:p>
      <text:p text:style-name="P2"><text:span text:style-name="T1"><text:s text:c="4"/>{</text:span></text:p>
      <text:p text:style-name="P2"><text:span text:style-name="T1"><text:s text:c="8"/>if( args.length != 1 ) </text:span></text:p>
      <text:p text:style-name="P2"><text:soft-page-break/><text:span text:style-name="T1"><text:s text:c="8"/>{</text:span></text:p>
      <text:p text:style-name="P2"><text:span text:style-name="T1"><text:s text:c="12"/>System.out.println("usage: java ExtractField infile field");</text:span></text:p>
      <text:p text:style-name="P2"><text:span text:style-name="T1"><text:s text:c="12"/>System.exit( 1 );</text:span></text:p>
      <text:p text:style-name="P2"><text:span text:style-name="T1"><text:s text:c="8"/>}</text:span></text:p>
      <text:p text:style-name="P2"><text:span text:style-name="T1"><text:s text:c="8"/>try {</text:span></text:p>
      <text:p text:style-name="P2"><text:span text:style-name="T1"><text:s text:c="12"/>DocumentBuilderFactory factory = DocumentBuilderFactory.newInstance();</text:span></text:p>
      <text:p text:style-name="P2"><text:span text:style-name="T1"><text:s text:c="12"/>DocumentBuilder builder = factory.newDocumentBuilder();</text:span></text:p>
      <text:p text:style-name="P2"><text:span text:style-name="T1"></text:span></text:p>
      <text:p text:style-name="P2"><text:span text:style-name="T1"><text:s text:c="12"/>Document doc = builder.parse( new File(args[0]) );</text:span></text:p>
      <text:p text:style-name="P2"><text:span text:style-name="T1"><text:s text:c="12"/>Element root = doc.getDocumentElement();</text:span></text:p>
      <text:p text:style-name="P2"><text:span text:style-name="T1"><text:s text:c="12"/>NodeList elements = root.getElementsByTagName("course");</text:span></text:p>
      <text:p text:style-name="P2"><text:span text:style-name="T1"><text:s text:c="12"/>for(int i = 0; i &lt; elements.getLength();i++)</text:span></text:p>
      <text:p text:style-name="P2"><text:span text:style-name="T1"><text:s text:c="12"/>{</text:span></text:p>
      <text:p text:style-name="P2"><text:span text:style-name="T1"><text:s text:c="16"/>parseElement((Element)elements.item(i));</text:span></text:p>
      <text:p text:style-name="P2"><text:span text:style-name="T1"><text:s text:c="12"/>}</text:span></text:p>
      <text:p text:style-name="P2"><text:span text:style-name="T1"><text:s text:c="8"/>}</text:span></text:p>
      <text:p text:style-name="P2"><text:span text:style-name="T1"><text:s text:c="8"/>catch( Exception ex ) </text:span></text:p>
      <text:p text:style-name="P2"><text:span text:style-name="T1"><text:s text:c="8"/>{</text:span></text:p>
      <text:p text:style-name="P2"><text:span text:style-name="T1"><text:s text:c="12"/>System.out.println(ex.getMessage() );</text:span></text:p>
      <text:p text:style-name="P2"><text:span text:style-name="T1"><text:s text:c="8"/>}</text:span></text:p>
      <text:p text:style-name="P2"><text:span text:style-name="T1"><text:s text:c="8"/></text:span></text:p>
      <text:p text:style-name="P2"><text:span text:style-name="T1"><text:s text:c="8"/>DataOutputStream output_Stream = new DataOutputStream(new FileOutputStream("bin.out"));</text:span></text:p>
      <text:p text:style-name="P2"><text:span text:style-name="T1"><text:s text:c="8"/>for(Course c: courses)</text:span></text:p>
      <text:p text:style-name="P2"><text:span text:style-name="T1"><text:s text:c="8"/>{</text:span></text:p>
      <text:p text:style-name="P2"><text:span text:style-name="T1"><text:s text:c="12"/>String s = c.toString();</text:span></text:p>
      <text:p text:style-name="P2"><text:span text:style-name="T1"><text:s text:c="12"/>output_Stream.writeUTF(s);</text:span></text:p>
      <text:p text:style-name="P2"><text:span text:style-name="T1"><text:s text:c="8"/>}</text:span></text:p>
      <text:p text:style-name="P2"><text:span text:style-name="T1"><text:s text:c="8"/>output_Stream.close();</text:span></text:p>
      <text:p text:style-name="P2"><text:span text:style-name="T1"><text:s text:c="4"/>} <text:s text:c="3"/></text:span></text:p>
      <text:p text:style-name="P2"><text:span text:style-name="T1">}</text:span></text:p>
      <text:p text:style-name="P2"><text:span text:style-name="T1"/></text:p>
      <text:p text:style-name="P2"><text:span text:style-name="T1">/* This class is used to generate a HTML containing a table that </text:span></text:p>
      <text:p text:style-name="P2"><text:span text:style-name="T1"><text:s/>* displays all the CS classes in a specified room.</text:span></text:p>
      <text:p text:style-name="P2"><text:span text:style-name="T1"><text:s/>* Data is extracted from a csv file.</text:span></text:p>
      <text:p text:style-name="P2"><text:span text:style-name="T1"><text:s/>* Author: Darwin Carrillo </text:span></text:p>
      <text:p text:style-name="P2"><text:span text:style-name="T1"><text:s/>* Assignment: #1</text:span></text:p>
      <text:p text:style-name="P2"><text:span text:style-name="T1"><text:s/>*/</text:span></text:p>
      <text:p text:style-name="P2"><text:span text:style-name="T1"></text:span></text:p>
      <text:p text:style-name="P2"><text:span text:style-name="T1">import Course.Course;</text:span></text:p>
      <text:p text:style-name="P2"><text:span text:style-name="T1">import java.io.File;</text:span></text:p>
      <text:p text:style-name="P2"><text:span text:style-name="T1">import java.util.ArrayList;</text:span></text:p>
      <text:p text:style-name="P2"><text:span text:style-name="T1">import java.util.Scanner;</text:span></text:p>
      <text:p text:style-name="P2"><text:span text:style-name="T1"></text:span></text:p>
      <text:p text:style-name="P2"><text:span text:style-name="T1">public class SelectRoomSchedule </text:span></text:p>
      <text:p text:style-name="P2"><text:span text:style-name="T1">{</text:span></text:p>
      <text:p text:style-name="P2"><text:span text:style-name="T1"><text:s text:c="4"/>//hold course objects that meet the specified criteria</text:span></text:p>
      <text:p text:style-name="P2"><text:span text:style-name="T1"><text:s text:c="4"/>public static ArrayList&lt;Course&gt; results = new ArrayList&lt;&gt;();</text:span></text:p>
      <text:p text:style-name="P2"><text:span text:style-name="T1"></text:span></text:p>
      <text:p text:style-name="P2"><text:span text:style-name="T1"><text:s text:c="4"/>public static void main(String [] args)</text:span></text:p>
      <text:p text:style-name="P2"><text:span text:style-name="T1"><text:s text:c="4"/>{</text:span></text:p>
      <text:p text:style-name="P2"><text:span text:style-name="T1"><text:s text:c="8"/>Scanner input = new Scanner(System.in);</text:span></text:p>
      <text:p text:style-name="P2"><text:span text:style-name="T1"><text:s text:c="8"/>String csv_file = "cs_slot.csv";</text:span></text:p>
      <text:p text:style-name="P2"><text:span text:style-name="T1"><text:s text:c="8"/>String building_code = "EN";</text:span></text:p>
      <text:p text:style-name="P2"><text:span text:style-name="T1"><text:s text:c="8"/>String room_number = "1052"; <text:s text:c="6"/></text:span></text:p>
      <text:p text:style-name="P2"><text:span text:style-name="T1"><text:s text:c="8"/></text:span></text:p>
      <text:p text:style-name="P2"><text:span text:style-name="T1">// <text:s text:c="7"/>//Input the CSV file</text:span></text:p>
      <text:p text:style-name="P2"><text:span text:style-name="T1">// <text:s text:c="7"/>System.err.println("Please choose a CSV file to parse through. \n");</text:span></text:p>
      <text:p text:style-name="P2"><text:span text:style-name="T1">// <text:s text:c="7"/>csv_file = input.nextLine();</text:span></text:p>
      <text:p text:style-name="P2"><text:span text:style-name="T1">// <text:s text:c="7"/></text:span></text:p>
      <text:p text:style-name="P2"><text:span text:style-name="T1">// <text:s text:c="7"/>//Input the Building Code</text:span></text:p>
      <text:p text:style-name="P2"><text:span text:style-name="T1">// <text:s text:c="7"/>System.err.println("Please choose a building code. \n");</text:span></text:p>
      <text:p text:style-name="P2"><text:span text:style-name="T1">// <text:s text:c="7"/>building_code = input.nextLine();</text:span></text:p>
      <text:p text:style-name="P2"><text:span text:style-name="T1">// <text:s text:c="7"/></text:span></text:p>
      <text:p text:style-name="P2"><text:soft-page-break/><text:span text:style-name="T1">// <text:s text:c="7"/>//Input the Room Number</text:span></text:p>
      <text:p text:style-name="P2"><text:span text:style-name="T1">// <text:s text:c="7"/>System.err.println("Please choose a room number. \n");</text:span></text:p>
      <text:p text:style-name="P2"><text:span text:style-name="T1">// <text:s text:c="7"/>room_number = input.nextLine();</text:span></text:p>
      <text:p text:style-name="P2"><text:span text:style-name="T1"><text:s text:c="8"/></text:span></text:p>
      <text:p text:style-name="P2"><text:span text:style-name="T1"><text:s text:c="8"/>try</text:span></text:p>
      <text:p text:style-name="P2"><text:span text:style-name="T1"><text:s text:c="8"/>{</text:span></text:p>
      <text:p text:style-name="P2"><text:span text:style-name="T1"><text:s text:c="12"/>//Get the CSV File</text:span></text:p>
      <text:p text:style-name="P2"><text:span text:style-name="T1"><text:s text:c="12"/>File csv = new File(csv_file);</text:span></text:p>
      <text:p text:style-name="P2"><text:span text:style-name="T1"><text:s text:c="12"/>Scanner file_Scanner = new Scanner(csv);</text:span></text:p>
      <text:p text:style-name="P2"><text:span text:style-name="T1"><text:s text:c="12"/></text:span></text:p>
      <text:p text:style-name="P2"><text:span text:style-name="T1"><text:s text:c="12"/>//skip first line of csv file</text:span></text:p>
      <text:p text:style-name="P2"><text:span text:style-name="T1"><text:s text:c="12"/>file_Scanner.nextLine();</text:span></text:p>
      <text:p text:style-name="P2"><text:span text:style-name="T1"><text:s text:c="12"/></text:span></text:p>
      <text:p text:style-name="P2"><text:span text:style-name="T1"><text:s text:c="12"/>while(file_Scanner.hasNext())</text:span></text:p>
      <text:p text:style-name="P2"><text:span text:style-name="T1"><text:s text:c="12"/>{</text:span></text:p>
      <text:p text:style-name="P2"><text:span text:style-name="T1"><text:s text:c="16"/>parseLine(file_Scanner.nextLine(), building_code, room_number); <text:s text:c="15"/></text:span></text:p>
      <text:p text:style-name="P2"><text:span text:style-name="T1"><text:s text:c="12"/>} <text:s text:c="11"/></text:span></text:p>
      <text:p text:style-name="P2"><text:span text:style-name="T1"><text:s text:c="12"/>HTMLBuilder buildthis = new HTMLBuilder(results, "eng1052-csv.html");</text:span></text:p>
      <text:p text:style-name="P2"><text:span text:style-name="T1"><text:s text:c="8"/>}</text:span></text:p>
      <text:p text:style-name="P2"><text:span text:style-name="T1"><text:s text:c="8"/>catch(Exception e)</text:span></text:p>
      <text:p text:style-name="P2"><text:span text:style-name="T1"><text:s text:c="8"/>{ </text:span></text:p>
      <text:p text:style-name="P2"><text:span text:style-name="T1"><text:s text:c="12"/>e.printStackTrace();</text:span></text:p>
      <text:p text:style-name="P2"><text:span text:style-name="T1"><text:s text:c="8"/>}</text:span></text:p>
      <text:p text:style-name="P2"><text:span text:style-name="T1"><text:s text:c="4"/>}</text:span></text:p>
      <text:p text:style-name="P2"><text:span text:style-name="T1"><text:s text:c="4"/></text:span></text:p>
      <text:p text:style-name="P2"><text:span text:style-name="T1"><text:s text:c="4"/>//Parses through line to extract time and room number etc</text:span></text:p>
      <text:p text:style-name="P2"><text:span text:style-name="T1"><text:s text:c="4"/>public static void parseLine(String x, String building_code, String room_number)</text:span></text:p>
      <text:p text:style-name="P2"><text:span text:style-name="T1"><text:s text:c="4"/>{ <text:s text:c="8"/></text:span></text:p>
      <text:p text:style-name="P2"><text:span text:style-name="T1"><text:s text:c="9"/>//Resultant Course information</text:span></text:p>
      <text:p text:style-name="P2"><text:span text:style-name="T1"><text:s text:c="8"/>String course_Subject = x.split(",")[0];</text:span></text:p>
      <text:p text:style-name="P2"><text:span text:style-name="T1"><text:s text:c="8"/>String course_Number = x.split(",")[1];</text:span></text:p>
      <text:p text:style-name="P2"><text:span text:style-name="T1"><text:s text:c="8"/>String course_Title = x.split(",")[3];</text:span></text:p>
      <text:p text:style-name="P2"><text:span text:style-name="T1"><text:s text:c="8"/>String course_Type = x.split(",")[4];</text:span></text:p>
      <text:p text:style-name="P2"><text:span text:style-name="T1"><text:s text:c="8"/></text:span></text:p>
      <text:p text:style-name="P2"><text:span text:style-name="T1"><text:s text:c="8"/>//Ignore course if it is not a lecture</text:span></text:p>
      <text:p text:style-name="P2"><text:span text:style-name="T1"><text:s text:c="8"/>if(!course_Type.equals("L&amp;L") </text:span></text:p>
      <text:p text:style-name="P2"><text:span text:style-name="T1"><text:s text:c="16"/>&amp;&amp; !course_Type.equals("LEC"))</text:span></text:p>
      <text:p text:style-name="P2"><text:span text:style-name="T1"><text:s text:c="8"/>{</text:span></text:p>
      <text:p text:style-name="P2"><text:span text:style-name="T1"><text:s text:c="12"/>return;</text:span></text:p>
      <text:p text:style-name="P2"><text:span text:style-name="T1"><text:s text:c="8"/>}</text:span></text:p>
      <text:p text:style-name="P2"><text:span text:style-name="T1"><text:s text:c="8"/>String meetings = x.split(",")[6];</text:span></text:p>
      <text:p text:style-name="P2"><text:span text:style-name="T1"><text:s text:c="8"/>Course toAdd = null;</text:span></text:p>
      <text:p text:style-name="P2"><text:span text:style-name="T1"></text:span></text:p>
      <text:p text:style-name="P2"><text:span text:style-name="T1"><text:s text:c="8"/>//Take into account lab time</text:span></text:p>
      <text:p text:style-name="P2"><text:span text:style-name="T1"><text:s text:c="8"/>if(course_Type.equals("L&amp;L"))</text:span></text:p>
      <text:p text:style-name="P2"><text:span text:style-name="T1"><text:s text:c="8"/>{</text:span></text:p>
      <text:p text:style-name="P2"><text:span text:style-name="T1"><text:s text:c="12"/>meetings += "#"+x.split(",")[7]; <text:s/></text:span></text:p>
      <text:p text:style-name="P2"><text:span text:style-name="T1"><text:s text:c="8"/>}</text:span></text:p>
      <text:p text:style-name="P2"><text:span text:style-name="T1"></text:span></text:p>
      <text:p text:style-name="P2"><text:span text:style-name="T1"><text:s text:c="8"/>toAdd = new Course(course_Subject,course_Number,course_Title,</text:span></text:p>
      <text:p text:style-name="P2"><text:span text:style-name="T1"><text:s text:c="20"/>course_Type, meetings);</text:span></text:p>
      <text:p text:style-name="P2"><text:span text:style-name="T1"><text:s text:c="8"/></text:span></text:p>
      <text:p text:style-name="P2"><text:span text:style-name="T1"><text:s text:c="8"/>//Check if the course meets the specified criteria</text:span></text:p>
      <text:p text:style-name="P2"><text:span text:style-name="T1"><text:s text:c="8"/>if(toAdd.testBuildingRoom(building_code+"#"+room_number))</text:span></text:p>
      <text:p text:style-name="P2"><text:span text:style-name="T1"><text:s text:c="8"/>{ <text:s text:c="7"/></text:span></text:p>
      <text:p text:style-name="P2"><text:span text:style-name="T1"><text:s text:c="12"/>SelectRoomSchedule.results.add(toAdd);</text:span></text:p>
      <text:p text:style-name="P2"><text:span text:style-name="T1"><text:s text:c="8"/>}</text:span></text:p>
      <text:p text:style-name="P2"><text:span text:style-name="T1"><text:s text:c="8"/>else</text:span></text:p>
      <text:p text:style-name="P2"><text:span text:style-name="T1"><text:s text:c="8"/>{</text:span></text:p>
      <text:p text:style-name="P2"><text:span text:style-name="T1"><text:s text:c="12"/>toAdd = null;</text:span></text:p>
      <text:p text:style-name="P2"><text:span text:style-name="T1"><text:s text:c="8"/>}</text:span></text:p>
      <text:p text:style-name="P2"><text:span text:style-name="T1"><text:s text:c="4"/>}</text:span></text:p>
      <text:p text:style-name="P2"><text:span text:style-name="T1">}</text:span></text:p>
      <text:p text:style-name="P2"><text:soft-page-break/><text:span text:style-name="T1"/></text:p>
      <text:p text:style-name="P3"><text:span text:style-name="T2">/* This class is used to generate a HTML containing a table that </text:span></text:p>
      <text:p text:style-name="P3"><text:span text:style-name="T2"><text:s/>* displays all the CS classes in a specified room.</text:span></text:p>
      <text:p text:style-name="P3"><text:span text:style-name="T2"><text:s/>* Data is extracted from an XML file.</text:span></text:p>
      <text:p text:style-name="P3"><text:span text:style-name="T2"><text:s/>* Author: Darwin Carrillo </text:span></text:p>
      <text:p text:style-name="P3"><text:span text:style-name="T2"><text:s/>* Assignment: #1</text:span></text:p>
      <text:p text:style-name="P3"><text:span text:style-name="T2"><text:s/>*/</text:span></text:p>
      <text:p text:style-name="P3"><text:span text:style-name="T2"></text:span></text:p>
      <text:p text:style-name="P3"><text:span text:style-name="T2">import Course.Course;</text:span></text:p>
      <text:p text:style-name="P3"><text:span text:style-name="T2">import java.io.File;</text:span></text:p>
      <text:p text:style-name="P3"><text:span text:style-name="T2">import java.util.ArrayList;</text:span></text:p>
      <text:p text:style-name="P3"><text:span text:style-name="T2">import java.util.Scanner;</text:span></text:p>
      <text:p text:style-name="P3"><text:span text:style-name="T2">import javax.xml.parsers.*;</text:span></text:p>
      <text:p text:style-name="P3"><text:span text:style-name="T2">import org.w3c.dom.Document;</text:span></text:p>
      <text:p text:style-name="P3"><text:span text:style-name="T2">import org.w3c.dom.Element;</text:span></text:p>
      <text:p text:style-name="P3"><text:span text:style-name="T2">import org.w3c.dom.NodeList;</text:span></text:p>
      <text:p text:style-name="P3"><text:span text:style-name="T2"></text:span></text:p>
      <text:p text:style-name="P3"><text:span text:style-name="T2">public class SelectRoomScheduleXML {</text:span></text:p>
      <text:p text:style-name="P3"><text:span text:style-name="T2"><text:s text:c="4"/></text:span></text:p>
      <text:p text:style-name="P3"><text:span text:style-name="T2"><text:s text:c="4"/>//Hold course object that meet the specified criteria</text:span></text:p>
      <text:p text:style-name="P3"><text:span text:style-name="T2"><text:s text:c="4"/>public static ArrayList&lt;Course&gt; results = new ArrayList&lt;&gt;();</text:span></text:p>
      <text:p text:style-name="P3"><text:span text:style-name="T2"></text:span></text:p>
      <text:p text:style-name="P3"><text:span text:style-name="T2"><text:s text:c="4"/></text:span></text:p>
      <text:p text:style-name="P3"><text:span text:style-name="T2"><text:s text:c="4"/>public static void main(String[] args)</text:span></text:p>
      <text:p text:style-name="P3"><text:span text:style-name="T2"><text:s text:c="4"/>{ <text:s text:c="3"/></text:span></text:p>
      <text:p text:style-name="P3"><text:span text:style-name="T2"><text:s text:c="8"/>Scanner input = new Scanner(System.in);</text:span></text:p>
      <text:p text:style-name="P3"><text:span text:style-name="T2"><text:s text:c="8"/>String csv_file = "cs_slot.xml";</text:span></text:p>
      <text:p text:style-name="P3"><text:span text:style-name="T2"><text:s text:c="8"/>String building_code = "EN";</text:span></text:p>
      <text:p text:style-name="P3"><text:span text:style-name="T2"><text:s text:c="8"/>String room_number = "1052"; <text:s text:c="5"/></text:span></text:p>
      <text:p text:style-name="P3"><text:span text:style-name="T2"><text:s text:c="8"/></text:span></text:p>
      <text:p text:style-name="P3"><text:span text:style-name="T2">// <text:s text:c="7"/>//Input the CSV file</text:span></text:p>
      <text:p text:style-name="P3"><text:span text:style-name="T2">// <text:s text:c="7"/>System.err.println("Please choose a XML file to parse through. \n");</text:span></text:p>
      <text:p text:style-name="P3"><text:span text:style-name="T2">// <text:s text:c="7"/>csv_file = input.nextLine();</text:span></text:p>
      <text:p text:style-name="P3"><text:span text:style-name="T2">// <text:s text:c="7"/></text:span></text:p>
      <text:p text:style-name="P3"><text:span text:style-name="T2">// <text:s text:c="7"/>//Input the Building Code</text:span></text:p>
      <text:p text:style-name="P3"><text:span text:style-name="T2">// <text:s text:c="7"/>System.err.println("Please choose a building code. \n");</text:span></text:p>
      <text:p text:style-name="P3"><text:span text:style-name="T2">// <text:s text:c="7"/>building_code = input.nextLine();</text:span></text:p>
      <text:p text:style-name="P3"><text:span text:style-name="T2">// <text:s text:c="7"/></text:span></text:p>
      <text:p text:style-name="P3"><text:span text:style-name="T2">// <text:s text:c="7"/>//Input the Room Number</text:span></text:p>
      <text:p text:style-name="P3"><text:span text:style-name="T2">// <text:s text:c="7"/>System.err.println("Please choose a room number. \n");</text:span></text:p>
      <text:p text:style-name="P3"><text:span text:style-name="T2">// <text:s text:c="7"/>room_number = input.nextLine();</text:span></text:p>
      <text:p text:style-name="P3"><text:span text:style-name="T2"><text:s text:c="8"/></text:span></text:p>
      <text:p text:style-name="P3"><text:span text:style-name="T2"><text:s text:c="8"/>try </text:span></text:p>
      <text:p text:style-name="P3"><text:span text:style-name="T2"><text:s text:c="8"/>{</text:span></text:p>
      <text:p text:style-name="P3"><text:span text:style-name="T2"><text:s text:c="12"/>DocumentBuilderFactory factory =</text:span></text:p>
      <text:p text:style-name="P3"><text:span text:style-name="T2"><text:s text:c="12"/>DocumentBuilderFactory.newInstance();</text:span></text:p>
      <text:p text:style-name="P3"><text:span text:style-name="T2"><text:s text:c="12"/>DocumentBuilder builder =</text:span></text:p>
      <text:p text:style-name="P3"><text:span text:style-name="T2"><text:s text:c="12"/>factory.newDocumentBuilder();</text:span></text:p>
      <text:p text:style-name="P3"><text:span text:style-name="T2"></text:span></text:p>
      <text:p text:style-name="P3"><text:span text:style-name="T2"><text:s text:c="12"/>Document doc = builder.parse( new File("cs_slot.xml") );</text:span></text:p>
      <text:p text:style-name="P3"><text:span text:style-name="T2"><text:s text:c="12"/>Element root = doc.getDocumentElement();</text:span></text:p>
      <text:p text:style-name="P3"><text:span text:style-name="T2"><text:s text:c="12"/>NodeList courses = root.getElementsByTagName("course");</text:span></text:p>
      <text:p text:style-name="P3"><text:span text:style-name="T2"></text:span></text:p>
      <text:p text:style-name="P3"><text:span text:style-name="T2"><text:s text:c="12"/>for(int i = 0; i &lt; courses.getLength();i++)</text:span></text:p>
      <text:p text:style-name="P3"><text:span text:style-name="T2"><text:s text:c="12"/>{</text:span></text:p>
      <text:p text:style-name="P3"><text:span text:style-name="T2"><text:s text:c="16"/>parseElement((Element)courses.item(i), building_code, room_number);</text:span></text:p>
      <text:p text:style-name="P3"><text:span text:style-name="T2"><text:s text:c="12"/>}</text:span></text:p>
      <text:p text:style-name="P3"><text:span text:style-name="T2"><text:s text:c="12"/>HTMLBuilder buildthis = new HTMLBuilder(results, "eng1052-xml.html");</text:span></text:p>
      <text:p text:style-name="P3"><text:span text:style-name="T2"><text:s text:c="8"/>}</text:span></text:p>
      <text:p text:style-name="P3"><text:span text:style-name="T2"><text:s text:c="8"/>catch( Exception ex ) </text:span></text:p>
      <text:p text:style-name="P3"><text:span text:style-name="T2"><text:s text:c="8"/>{</text:span></text:p>
      <text:p text:style-name="P3"><text:span text:style-name="T2"><text:s text:c="12"/>ex.printStackTrace();</text:span></text:p>
      <text:p text:style-name="P3"><text:span text:style-name="T2"><text:s text:c="8"/>}</text:span></text:p>
      <text:p text:style-name="P3"><text:soft-page-break/><text:span text:style-name="T2"><text:s text:c="4"/>}</text:span></text:p>
      <text:p text:style-name="P3"><text:span text:style-name="T2"><text:s text:c="4"/></text:span></text:p>
      <text:p text:style-name="P3"><text:span text:style-name="T2"><text:s text:c="4"/>public static void parseElement(Element courses, String building_code, String room_number)</text:span></text:p>
      <text:p text:style-name="P3"><text:span text:style-name="T2"><text:s text:c="4"/>{ <text:s text:c="7"/></text:span></text:p>
      <text:p text:style-name="P3"><text:span text:style-name="T2"><text:s text:c="9"/>//Resultant Course information</text:span></text:p>
      <text:p text:style-name="P3"><text:span text:style-name="T2"><text:s text:c="8"/>String course_Subject = courses.getAttribute("subject");</text:span></text:p>
      <text:p text:style-name="P3"><text:span text:style-name="T2"><text:s text:c="8"/>String course_Number = courses.getAttribute("number");</text:span></text:p>
      <text:p text:style-name="P3"><text:span text:style-name="T2"><text:s text:c="8"/>Element course_Title_E = ((Element)courses.getElementsByTagName("title").item(0));</text:span></text:p>
      <text:p text:style-name="P3"><text:span text:style-name="T2"><text:s text:c="8"/>String course_Title = course_Title_E.getChildNodes().item(0).getNodeValue();</text:span></text:p>
      <text:p text:style-name="P3"><text:span text:style-name="T2"><text:s text:c="8"/>Element course_Type_E = ((Element)courses.getElementsByTagName("sched-type").item(0));</text:span></text:p>
      <text:p text:style-name="P3"><text:span text:style-name="T2"><text:s text:c="8"/>String course_Type = course_Type_E.getChildNodes().item(0).getNodeValue();</text:span></text:p>
      <text:p text:style-name="P3"><text:span text:style-name="T2"><text:s text:c="8"/></text:span></text:p>
      <text:p text:style-name="P3"><text:span text:style-name="T2"><text:s text:c="8"/>//Ignore course if it is not a lecture</text:span></text:p>
      <text:p text:style-name="P3"><text:span text:style-name="T2"><text:s text:c="8"/>if(!course_Type.equals("L&amp;L") </text:span></text:p>
      <text:p text:style-name="P3"><text:span text:style-name="T2"><text:s text:c="16"/>&amp;&amp; !course_Type.equals("LEC"))</text:span></text:p>
      <text:p text:style-name="P3"><text:span text:style-name="T2"><text:s text:c="8"/>{</text:span></text:p>
      <text:p text:style-name="P3"><text:span text:style-name="T2"><text:s text:c="12"/>return;</text:span></text:p>
      <text:p text:style-name="P3"><text:span text:style-name="T2"><text:s text:c="8"/>}</text:span></text:p>
      <text:p text:style-name="P3"><text:span text:style-name="T2"><text:s text:c="8"/>Element meeting1_E = ((Element)courses.getElementsByTagName("meeting1").item(0));</text:span></text:p>
      <text:p text:style-name="P3"><text:span text:style-name="T2"><text:s text:c="8"/>String meetings = meeting1_E.getChildNodes().item(0).getNodeValue();</text:span></text:p>
      <text:p text:style-name="P3"><text:span text:style-name="T2"><text:s text:c="8"/>Course toAdd = null;</text:span></text:p>
      <text:p text:style-name="P3"><text:span text:style-name="T2"><text:s text:c="8"/></text:span></text:p>
      <text:p text:style-name="P3"><text:span text:style-name="T2"><text:s text:c="8"/>//Take into account lab time</text:span></text:p>
      <text:p text:style-name="P3"><text:span text:style-name="T2"><text:s text:c="8"/>if(course_Type.equals("L&amp;L"))</text:span></text:p>
      <text:p text:style-name="P3"><text:span text:style-name="T2"><text:s text:c="8"/>{</text:span></text:p>
      <text:p text:style-name="P3"><text:span text:style-name="T2"><text:s text:c="12"/>Element meeting2_E = ((Element)courses.getElementsByTagName("meeting2").item(0));</text:span></text:p>
      <text:p text:style-name="P3"><text:span text:style-name="T2"><text:s text:c="12"/>meetings += "#"+meeting2_E.getChildNodes().item(0).getNodeValue(); <text:s/></text:span></text:p>
      <text:p text:style-name="P3"><text:span text:style-name="T2"><text:s text:c="8"/>}</text:span></text:p>
      <text:p text:style-name="P3"><text:span text:style-name="T2"></text:span></text:p>
      <text:p text:style-name="P3"><text:span text:style-name="T2"><text:s text:c="8"/>toAdd = new Course(course_Subject,course_Number,course_Title,</text:span></text:p>
      <text:p text:style-name="P3"><text:span text:style-name="T2"><text:s text:c="20"/>course_Type, meetings);</text:span></text:p>
      <text:p text:style-name="P3"><text:span text:style-name="T2"><text:s text:c="8"/></text:span></text:p>
      <text:p text:style-name="P3"><text:span text:style-name="T2"><text:s text:c="8"/>//Check if the course meets the specified criteria</text:span></text:p>
      <text:p text:style-name="P3"><text:span text:style-name="T2"><text:s text:c="8"/>if(toAdd.testBuildingRoom(building_code+"#"+room_number))</text:span></text:p>
      <text:p text:style-name="P3"><text:span text:style-name="T2"><text:s text:c="8"/>{ <text:s text:c="7"/></text:span></text:p>
      <text:p text:style-name="P3"><text:span text:style-name="T2"><text:s text:c="12"/>SelectRoomScheduleXML.results.add(toAdd);</text:span></text:p>
      <text:p text:style-name="P3"><text:span text:style-name="T2"><text:s text:c="8"/>}</text:span></text:p>
      <text:p text:style-name="P3"><text:span text:style-name="T2"><text:s text:c="8"/>else</text:span></text:p>
      <text:p text:style-name="P3"><text:span text:style-name="T2"><text:s text:c="8"/>{</text:span></text:p>
      <text:p text:style-name="P3"><text:span text:style-name="T2"><text:s text:c="12"/>toAdd = null;</text:span></text:p>
      <text:p text:style-name="P3"><text:span text:style-name="T2"><text:s text:c="8"/>}</text:span></text:p>
      <text:p text:style-name="P3"><text:span text:style-name="T2"><text:s text:c="3"/>}</text:span></text:p>
      <text:p text:style-name="P3"><text:span text:style-name="T2">}</text:span></text:p>
      <text:p text:style-name="P3"><text:span text:style-name="T2"/></text:p>
      <text:p text:style-name="P3"><text:span text:style-name="T2">/* The following class is used to turn an array of courses</text:span></text:p>
      <text:p text:style-name="P3"><text:span text:style-name="T2"><text:s/>* into a html file schedule.</text:span></text:p>
      <text:p text:style-name="P3"><text:span text:style-name="T2"><text:s/>* Author: Darwin Carrillo</text:span></text:p>
      <text:p text:style-name="P3"><text:span text:style-name="T2"><text:s/>* Assignment #1</text:span></text:p>
      <text:p text:style-name="P3"><text:span text:style-name="T2"><text:s/>*/</text:span></text:p>
      <text:p text:style-name="P3"><text:span text:style-name="T2"></text:span></text:p>
      <text:p text:style-name="P3"><text:span text:style-name="T2">import Course.Course;</text:span></text:p>
      <text:p text:style-name="P3"><text:span text:style-name="T2">import java.io.FileNotFoundException;</text:span></text:p>
      <text:p text:style-name="P3"><text:span text:style-name="T2">import java.io.PrintWriter;</text:span></text:p>
      <text:p text:style-name="P3"><text:span text:style-name="T2">import java.io.UnsupportedEncodingException;</text:span></text:p>
      <text:p text:style-name="P3"><text:span text:style-name="T2">import java.util.ArrayList;</text:span></text:p>
      <text:p text:style-name="P3"><text:span text:style-name="T2">import java.util.logging.Level;</text:span></text:p>
      <text:p text:style-name="P3"><text:span text:style-name="T2">import java.util.logging.Logger;</text:span></text:p>
      <text:p text:style-name="P3"><text:span text:style-name="T2"></text:span></text:p>
      <text:p text:style-name="P3"><text:span text:style-name="T2">public class HTMLBuilder {</text:span></text:p>
      <text:p text:style-name="P3"><text:span text:style-name="T2"><text:s text:c="4"/></text:span></text:p>
      <text:p text:style-name="P3"><text:span text:style-name="T2"><text:s text:c="4"/>ArrayList&lt;Course&gt; results;</text:span></text:p>
      <text:p text:style-name="P3"><text:span text:style-name="T2"><text:s text:c="4"/></text:span></text:p>
      <text:p text:style-name="P3"><text:span text:style-name="T2"><text:s text:c="4"/>public HTMLBuilder(ArrayList&lt;Course&gt; results, String file_Name)</text:span></text:p>
      <text:p text:style-name="P3"><text:soft-page-break/><text:span text:style-name="T2"><text:s text:c="4"/>{</text:span></text:p>
      <text:p text:style-name="P3"><text:span text:style-name="T2"><text:s text:c="8"/>PrintWriter writer = null;</text:span></text:p>
      <text:p text:style-name="P3"><text:span text:style-name="T2"><text:s text:c="8"/>try {</text:span></text:p>
      <text:p text:style-name="P3"><text:span text:style-name="T2"><text:s text:c="12"/>writer = new PrintWriter(file_Name, "UTF-8");</text:span></text:p>
      <text:p text:style-name="P3"><text:span text:style-name="T2"><text:s text:c="12"/>this.results = results;</text:span></text:p>
      <text:p text:style-name="P3"><text:span text:style-name="T2"><text:s text:c="12"/>writer.println("&lt;!DOCTYPE html&gt;" </text:span></text:p>
      <text:p text:style-name="P3"><text:span text:style-name="T2"><text:s text:c="12"/>+ "&lt;title&gt;Scheduling Table Example&lt;/title&gt;"</text:span></text:p>
      <text:p text:style-name="P3"><text:span text:style-name="T2"><text:s text:c="12"/>+ "&lt;style type='text/css'&gt;"</text:span></text:p>
      <text:p text:style-name="P3"><text:span text:style-name="T2"><text:s text:c="12"/>+ "table { <text:s text:c="3"/>border-collapse : collapse; <text:s text:c="3"/>border : thin solid black;}"</text:span></text:p>
      <text:p text:style-name="P3"><text:span text:style-name="T2"><text:s text:c="12"/>+ "table td { <text:s text:c="3"/>border : thin solid black; <text:s text:c="3"/>padding : 4px;}"</text:span></text:p>
      <text:p text:style-name="P3"><text:span text:style-name="T2"><text:s text:c="12"/>+ "table th { <text:s text:c="3"/>border : thin solid black; <text:s text:c="3"/>padding : 4px;}"</text:span></text:p>
      <text:p text:style-name="P3"><text:span text:style-name="T2"><text:s text:c="12"/>+ "&lt;/style&gt;");</text:span></text:p>
      <text:p text:style-name="P3"><text:span text:style-name="T2"><text:s text:c="12"/>writer.println("&lt;body&gt;"</text:span></text:p>
      <text:p text:style-name="P3"><text:span text:style-name="T2"><text:s text:c="12"/>+"&lt;h1&gt;Course Schedule for "</text:span></text:p>
      <text:p text:style-name="P3"><text:span text:style-name="T2"><text:s text:c="12"/>+results.get(0).getBuilding()+"-"+results.get(0).getRoom()+"&lt;/h1&gt;"</text:span></text:p>
      <text:p text:style-name="P3"><text:span text:style-name="T2"><text:s text:c="12"/>+"&lt;table&gt;"</text:span></text:p>
      <text:p text:style-name="P3"><text:span text:style-name="T2"><text:s text:c="12"/>+"&lt;tr&gt;&lt;th&gt;Time&lt;/th&gt; &lt;th&gt;Tuesday&lt;/th&gt; &lt;th&gt;Thursday&lt;/th&gt; &lt;/tr&gt;");</text:span></text:p>
      <text:p text:style-name="P3"><text:span text:style-name="T2"><text:s text:c="12"/>writer.println(buildTag("0900","1015", 2));</text:span></text:p>
      <text:p text:style-name="P3"><text:span text:style-name="T2"><text:s text:c="12"/>writer.println(buildTag("1030","1145", 2));</text:span></text:p>
      <text:p text:style-name="P3"><text:span text:style-name="T2"><text:s text:c="12"/>writer.println(buildTag("1145","1230", 2));</text:span></text:p>
      <text:p text:style-name="P3"><text:span text:style-name="T2"><text:s text:c="12"/>writer.println(buildTag("1400","1515", 2));</text:span></text:p>
      <text:p text:style-name="P3"><text:span text:style-name="T2"><text:s text:c="12"/>writer.println(buildTag("1530","1645", 2));</text:span></text:p>
      <text:p text:style-name="P3"><text:span text:style-name="T2"><text:s text:c="12"/>writer.println("&lt;/table&gt;");</text:span></text:p>
      <text:p text:style-name="P3"><text:span text:style-name="T2"><text:s text:c="12"/>writer.println("&lt;br&gt;"</text:span></text:p>
      <text:p text:style-name="P3"><text:span text:style-name="T2"><text:s text:c="12"/>+"&lt;table&gt;"</text:span></text:p>
      <text:p text:style-name="P3"><text:span text:style-name="T2"><text:s text:c="12"/>+"&lt;tr&gt; &lt;th&gt;Time&lt;/th&gt; &lt;th&gt;Monday&lt;/th&gt; &lt;th&gt;Wedensday&lt;/th&gt; &lt;th&gt;Friday&lt;/th&gt; &lt;/tr&gt;");</text:span></text:p>
      <text:p text:style-name="P3"><text:span text:style-name="T2"><text:s text:c="12"/>writer.println(buildTag("0900","0950", 3));</text:span></text:p>
      <text:p text:style-name="P3"><text:span text:style-name="T2"><text:s text:c="12"/>writer.println(buildTag("1000","1050", 3));</text:span></text:p>
      <text:p text:style-name="P3"><text:span text:style-name="T2"><text:s text:c="12"/>writer.println(buildTag("1100","1150", 3));</text:span></text:p>
      <text:p text:style-name="P3"><text:span text:style-name="T2"><text:s text:c="12"/>writer.println(buildTag("1200","1250", 3));</text:span></text:p>
      <text:p text:style-name="P3"><text:span text:style-name="T2"><text:s text:c="12"/>writer.println(buildTag("1300","1350", 3));</text:span></text:p>
      <text:p text:style-name="P3"><text:span text:style-name="T2"><text:s text:c="12"/>writer.println(buildTag("1400","1450", 3));</text:span></text:p>
      <text:p text:style-name="P3"><text:span text:style-name="T2"><text:s text:c="12"/>writer.println(buildTag("1500","1550", 3));</text:span></text:p>
      <text:p text:style-name="P3"><text:span text:style-name="T2"><text:s text:c="12"/>writer.println(buildTag("1600","1650", 3));</text:span></text:p>
      <text:p text:style-name="P3"><text:span text:style-name="T2"><text:s text:c="12"/>writer.println("&lt;/table&gt;&lt;/body&gt;&lt;/html&gt;");</text:span></text:p>
      <text:p text:style-name="P3"><text:span text:style-name="T2"><text:s text:c="8"/>} catch (FileNotFoundException ex) {</text:span></text:p>
      <text:p text:style-name="P3"><text:span text:style-name="T2"><text:s text:c="12"/>Logger.getLogger(HTMLBuilder.class.getName()).log(Level.SEVERE, null, ex);</text:span></text:p>
      <text:p text:style-name="P3"><text:span text:style-name="T2"><text:s text:c="8"/>} catch (UnsupportedEncodingException ex) {</text:span></text:p>
      <text:p text:style-name="P3"><text:span text:style-name="T2"><text:s text:c="12"/>Logger.getLogger(HTMLBuilder.class.getName()).log(Level.SEVERE, null, ex);</text:span></text:p>
      <text:p text:style-name="P3"><text:span text:style-name="T2"><text:s text:c="8"/>} finally {</text:span></text:p>
      <text:p text:style-name="P3"><text:span text:style-name="T2"><text:s text:c="12"/>writer.close();</text:span></text:p>
      <text:p text:style-name="P3"><text:span text:style-name="T2"><text:s text:c="8"/>}</text:span></text:p>
      <text:p text:style-name="P3"><text:span text:style-name="T2"><text:s text:c="4"/>}</text:span></text:p>
      <text:p text:style-name="P3"><text:span text:style-name="T2"></text:span></text:p>
      <text:p text:style-name="P3"><text:span text:style-name="T2"><text:s text:c="4"/>//The method is meant to search for a course in a specified time slot</text:span></text:p>
      <text:p text:style-name="P3"><text:span text:style-name="T2"><text:s text:c="4"/>//and return a html line of code with the appropriate course details</text:span></text:p>
      <text:p text:style-name="P3"><text:span text:style-name="T2"><text:s text:c="4"/>public String buildTag(String start_Time, String end_Time, int days)</text:span></text:p>
      <text:p text:style-name="P3"><text:span text:style-name="T2"><text:s text:c="4"/>{ <text:s text:c="4"/></text:span></text:p>
      <text:p text:style-name="P3"><text:span text:style-name="T2"><text:s text:c="8"/>String built_Tag = "&lt;tr&gt;&lt;td&gt;"+start_Time+"-"+end_Time+"&lt;/td&gt;";</text:span></text:p>
      <text:p text:style-name="P3"><text:span text:style-name="T2"><text:s text:c="8"/>Course result = null;</text:span></text:p>
      <text:p text:style-name="P3"><text:span text:style-name="T2"><text:s text:c="8"/></text:span></text:p>
      <text:p text:style-name="P3"><text:span text:style-name="T2"><text:s text:c="8"/>for(Course i : this.results)</text:span></text:p>
      <text:p text:style-name="P3"><text:span text:style-name="T2"><text:s text:c="8"/>{</text:span></text:p>
      <text:p text:style-name="P3"><text:span text:style-name="T2"><text:s text:c="12"/>if(i.isTime(start_Time, end_Time))</text:span></text:p>
      <text:p text:style-name="P3"><text:span text:style-name="T2"><text:s text:c="12"/>{ <text:s text:c="15"/></text:span></text:p>
      <text:p text:style-name="P3"><text:span text:style-name="T2"><text:s text:c="16"/>result = i;</text:span></text:p>
      <text:p text:style-name="P3"><text:span text:style-name="T2"><text:s text:c="12"/>}</text:span></text:p>
      <text:p text:style-name="P3"><text:span text:style-name="T2"><text:s text:c="8"/>}</text:span></text:p>
      <text:p text:style-name="P3"><text:span text:style-name="T2"><text:s text:c="8"/>for(int x = 1; x &lt;=days; x++)</text:span></text:p>
      <text:p text:style-name="P3"><text:span text:style-name="T2"><text:s text:c="8"/>{</text:span></text:p>
      <text:p text:style-name="P3"><text:span text:style-name="T2"><text:s text:c="12"/>if(result != null)</text:span></text:p>
      <text:p text:style-name="P3"><text:span text:style-name="T2"><text:s text:c="12"/>{</text:span></text:p>
      <text:p text:style-name="P3"><text:span text:style-name="T2"><text:s text:c="16"/>built_Tag += "&lt;td&gt;"+result.course_Title+"&lt;/td&gt;"; <text:s text:c="8"/></text:span></text:p>
      <text:p text:style-name="P3"><text:soft-page-break/><text:span text:style-name="T2"><text:s text:c="12"/>}else</text:span></text:p>
      <text:p text:style-name="P3"><text:span text:style-name="T2"><text:s text:c="12"/>{</text:span></text:p>
      <text:p text:style-name="P3"><text:span text:style-name="T2"><text:s text:c="12"/>built_Tag = built_Tag+"&lt;td&gt;***&lt;/td&gt;";</text:span></text:p>
      <text:p text:style-name="P3"><text:span text:style-name="T2"><text:s text:c="12"/>}</text:span></text:p>
      <text:p text:style-name="P3"><text:span text:style-name="T2"><text:s text:c="8"/>}</text:span></text:p>
      <text:p text:style-name="P3"><text:span text:style-name="T2"><text:s text:c="8"/>built_Tag += "&lt;/tr&gt;";</text:span></text:p>
      <text:p text:style-name="P3"><text:span text:style-name="T2"><text:s text:c="8"/>return built_Tag;</text:span></text:p>
      <text:p text:style-name="P3"><text:span text:style-name="T2"><text:s text:c="4"/>} <text:s text:c="2"/></text:span></text:p>
      <text:p text:style-name="P3"><text:span text:style-name="T2">}</text:span></text:p>
      <text:p text:style-name="P3"><text:span text:style-name="T2"/></text:p>
      <text:p text:style-name="P3"><text:span text:style-name="T2">COMP,1510,An,Intro,Prgrm,Scientific,C,1400,1450,C,2004,F,W,M,0900,1200,CS,1019,T,</text:span></text:p>
      <text:p text:style-name="P3"><text:span text:style-name="T2">COMP,1700,Intro,Computer,Science,1200,1250,EN,1051,F,W,M,1400,1700,CS,1019,F,</text:span></text:p>
      <text:p text:style-name="P3"><text:span text:style-name="T2">COMP,1710,Object-Orient,Prgrm,I,0900,0950,EN,1054,F,W,M,1400,1700,CS,1019,M,</text:span></text:p>
      <text:p text:style-name="P3"><text:span text:style-name="T2">COMP,2000,Collaborative,&amp;,Emergent,Bh,0900,1015,EN,1002,R,T,1400,1700,CS,1019,T,</text:span></text:p>
      <text:p text:style-name="P3"><text:span text:style-name="T2">COMP,2710,Object-Orient,Prgm,II,1100,1150,EN,1052,F,W,M,1400,1700,CS,1019,R,</text:span></text:p>
      <text:p text:style-name="P3"><text:span text:style-name="T2">COMP,2711,Intro,to,Algorithms&amp;Data,Struc,1300,1350,EN,1003,R,T,M,0900,1200,CS,1019,R,</text:span></text:p>
      <text:p text:style-name="P3"><text:span text:style-name="T2">COMP,2718,Dev,Tools,,Worl,Flows,&amp;,Cnc,0900,0950,EN,1051,F,W,M,1400,1700,C,2003,M,</text:span></text:p>
      <text:p text:style-name="P3"><text:span text:style-name="T2">COMP,2742,Logic,for,Computer,Science,1200,1250,EN,1052,F,W,M,</text:span></text:p>
      <text:p text:style-name="P3"><text:span text:style-name="T2">COMP,3710,Vocational,Languages,1000,1050,EN,1051,F,W,M,</text:span></text:p>
      <text:p text:style-name="P3"><text:span text:style-name="T2">COMP,3715,Network,Comp/WEB,Applicatio,1030,1145,EN,1052,R,T,</text:span></text:p>
      <text:p text:style-name="P3"><text:span text:style-name="T2">COMP,3718,Programming,in,the,SMALL,1200,1250,EN,1051,R,T,</text:span></text:p>
      <text:p text:style-name="P3"><text:span text:style-name="T2">COMP,3719,Theory,of,Cmptn,and,Algorit,1500,1550,EN,1051,F,W,M,</text:span></text:p>
      <text:p text:style-name="P3"><text:span text:style-name="T2">COMP,3724,Computer,Organization,0900,1015,EN,1052,R,T,</text:span></text:p>
      <text:p text:style-name="P3"><text:span text:style-name="T2">COMP,3725,Comp,Archit,&amp;,Oper,Systs,1400,1515,EN,1054,R,T,</text:span></text:p>
      <text:p text:style-name="P3"><text:span text:style-name="T2">COMP,4751,Computer,Graphics,1500,1550,EN,1052,F,W,M,</text:span></text:p>
      <text:p text:style-name="P3"><text:span text:style-name="T2">COMP,4754,Database,Systems,1400,1515,EN,1051,R,T,</text:span></text:p>
      <text:p text:style-name="P3"><text:span text:style-name="T2">COMP,4756,Image,Processing,0900,1015,EN,1051,R,T,</text:span></text:p>
      <text:p text:style-name="P3"><text:span text:style-name="T2">COMP,4766,Introduction,of,Auton,Robot,1230,1345,EN,1052,R,T,</text:span></text:p>
      <text:p text:style-name="P3"><text:span text:style-name="T2">COMP,4768,Software,Dev.,for,Mble,Devi,1400,1450,EN,1052,F,W,M,1530,1700,EN,1066,T,</text:span></text:p>
      <text:p text:style-name="P3"><text:span text:style-name="T2">COMP,4770,Team,Project,0900,1030,EN,2036,F,W,M,</text:span></text:p>
      <text:p text:style-name="P3"><text:span text:style-name="T2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><text:soft-page-break/><text:span text:style-name="T3"/></text:p>
      <text:p text:style-name="P4"><text:span text:style-name="T3"/></text:p>
      <text:p text:style-name="P4"><text:span text:style-name="T3"/></text:p>
      <text:p text:style-name="P4"><text:span text:style-name="T3">Darwin Carrillo</text:span></text:p>
      <text:p text:style-name="P4"><text:span text:style-name="T3">CS3715</text:span></text:p>
      <text:p text:style-name="P4"><text:span text:style-name="T3">Assignment #1</text:span></text:p>
      <text:p text:style-name="P4"><text:span text:style-name="T3">2011532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0:10:09</meta:creation-date>
    <dc:date>2014-01-21T10:15:17</dc:date>
    <meta:editing-duration>PT2M28S</meta:editing-duration>
    <meta:editing-cycles>4</meta:editing-cycles>
    <meta:generator>LibreOffice/4.0.4.2$Linux_x86 LibreOffice_project/400m0$Build-2</meta:generator>
    <meta:document-statistic meta:table-count="0" meta:image-count="0" meta:object-count="0" meta:page-count="9" meta:paragraph-count="468" meta:word-count="1319" meta:character-count="16351" meta:non-whitespace-character-count="11930"/>
  </office:meta>
</office:document-meta>
</file>